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8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8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8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19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1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1">
            <text:p>09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1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2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2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3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3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3">
            <text:p>0914 <text:s/>12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4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4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4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5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5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5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5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6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7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7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7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7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8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9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9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9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9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29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2">
            <text:p>0914 <text:s/>12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3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3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3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4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4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4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4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4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5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6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6">
            <text:p>0914 <text:s/>1230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8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39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1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2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3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3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5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6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7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48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2">
            <text:p>09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3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4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5">
            <text:p>09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5">
            <text:p>09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5">
            <text:p>0914 <text:s/>123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6">
            <text:p>09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6">
            <text:p>0914 <text:s/>123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7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9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9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9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59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1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1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1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1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1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2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2">
            <text:p>0914 <text:s/>12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3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3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3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4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4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4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4">
            <text:p>09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5">
            <text:p>09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5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6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6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6">
            <text:p>09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7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6">
            <text:p>116</text:p>
          </table:table-cell>
          <table:table-cell table:style-name="ce7" table:formula="of:=NOW()" office:value-type="date" office:date-value="2021-09-14T12:30:18.68">
            <text:p>0914 <text:s/>123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14T12:30:18.68">
            <text:p>2021/9/14 12:3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4T12:30:18.68">
            <text:p>0914 <text:s/>1230</text:p>
          </table:table-cell>
          <table:table-cell table:style-name="ce7" table:formula="of:=NOW()" office:value-type="date" office:date-value="2021-09-14T12:30:18.68">
            <text:p>0914 <text:s/>123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14T12:30:18.68">
            <text:p>0914 <text:s/>123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4T12:30:14.35">
            <text:p>0914 <text:s/>123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14T12:30:19.07">
            <text:p>0914 <text:s/>1230</text:p>
          </table:table-cell>
          <table:table-cell table:style-name="ce7" table:formula="of:=NOW()" office:value-type="date" office:date-value="2021-09-14T12:30:19.07">
            <text:p>0914 <text:s/>123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14T12:30:19.07">
            <text:p>0914 <text:s/>123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2021/09/14</text:date>, <text:time>12:30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14T12:30:17.44</dc:date>
    <dc:creator>iwabuchi ken</dc:creator>
    <meta:editing-duration>P7DT8H9M</meta:editing-duration>
    <meta:editing-cycles>1057</meta:editing-cycles>
    <meta:generator>OpenOffice/4.1.3$Win32 OpenOffice.org_project/413m1$Build-9783</meta:generator>
    <meta:document-statistic meta:table-count="2" meta:cell-count="1400" meta:object-count="0"/>
  </office:meta>
</office:document-meta>
</file>